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93.75pt" style:use-optimal-column-width="false"/>
    </style:style>
    <style:style style:name="ACOL-9" style:family="table-column">
      <style:table-column-properties style:column-width="83.25pt" style:use-optimal-column-width="false"/>
    </style:style>
    <style:style style:name="ACOL-10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0" table:number-columns-repeated="232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5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 identified up to genus level in cor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1396999999999977">
            <text:p>−4.13969999999999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0750000000000011">
            <text:p>−7.0750000000000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5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cillopora sp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474000000000002">
            <text:p>−8.47400000000000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.612200000000001">
            <text:p>−10.6122000000000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165399999999998">
            <text:p>−12.16539999999999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528099999999998">
            <text:p>−13.52809999999999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330">
            <text:p>8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475799999999998">
            <text:p>−15.47579999999999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756">
            <text:p>−19.75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1.7502">
            <text:p>−21.750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- reef and forereef corals i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902200000000001">
            <text:p>−23.902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7.236399999999996">
            <text:p>−27.23639999999999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8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034000000000002">
            <text:p>−28.03400000000000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onio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952000000000002">
            <text:p>−29.9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10">
            <text:p>9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.8995">
            <text:p>−30.899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70">
            <text:p>9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691400000000002">
            <text:p>−32.691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.7517">
            <text:p>−33.751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8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7.182299999999998">
            <text:p>−37.18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741900000000001">
            <text:p>−38.741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0.607399999999998">
            <text:p>−40.607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8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80">
            <text:p>9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1.724500000000006">
            <text:p>−41.72450000000000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8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2.654899999999998">
            <text:p>−42.654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5.802599999999998">
            <text:p>−45.802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8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260">
            <text:p>10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8.044799999999995">
            <text:p>−48.04479999999999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7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9.686099999999996">
            <text:p>−49.68609999999999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3.860500000000002">
            <text:p>−53.86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8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079500000000003">
            <text:p>−54.079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illo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7.204599999999999">
            <text:p>−57.204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8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.061599999999999">
            <text:p>−62.061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676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1480">
            <text:p>11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4.024000000000001">
            <text:p>−64.02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9.9000000000000004">
            <text:p>9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399999999999999">
            <text:p>−19.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18.899999999999999">
            <text:p>18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27.699999999999999">
            <text:p>27.7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0.299999999999997">
            <text:p>−40.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31.300000000000001">
            <text:p>31.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0800">
            <text:p>10800</text:p>
          </table:table-cell>
          <table:table-cell table:style-name="ACE-0" table:formula="of:=MAX([.F35]*0.10000000000000001;100)" office:value-type="float" office:value="1080">
            <text:p>108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4.200000000000003">
            <text:p>−44.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34.5">
            <text:p>34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00">
            <text:p>11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7.899999999999999">
            <text:p>−47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8.0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00">
            <text:p>11000</text:p>
          </table:table-cell>
          <table:table-cell table:style-name="ACE-0" table:formula="of:=MAX([.F37]*0.10000000000000001;100)" office:value-type="float" office:value="1100">
            <text:p>1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299999999999997">
            <text:p>−51.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38.399999999999999">
            <text:p>38.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899999999999999">
            <text:p>−51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38.899999999999999">
            <text:p>38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200">
            <text:p>12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299999999999997">
            <text:p>−54.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6.5">
            <text:p>−56.5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41.5">
            <text:p>4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400">
            <text:p>12400</text:p>
          </table:table-cell>
          <table:table-cell table:style-name="ACE-0" table:formula="of:=MAX([.F41]*0.10000000000000001;100)" office:value-type="float" office:value="1240">
            <text:p>124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7.299999999999997">
            <text:p>−57.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Gp_38.0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200000000000003">
            <text:p>−59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utlerEtal200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Gp_40.95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700">
            <text:p>12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1.600000000000001">
            <text:p>−61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CutlerEtal200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00">
            <text:p>12900</text:p>
          </table:table-cell>
          <table:table-cell table:style-name="ACE-0" table:formula="of:=MAX([.F44]*0.10000000000000001;100)" office:value-type="float" office:value="1290">
            <text:p>129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.399999999999999">
            <text:p>−62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48.799999999999997">
            <text:p>48.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5">
            <text:p>−65.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EdwardsEtal1993,HibbertEtal2016</text:p>
          </table:table-cell>
          <table:table-cell table:number-columns-repeated="2" table:style-name="Gnumeric-default"/>
          <table:table-cell table:number-columns-repeated="235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_41.24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known coral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200000000000003">
            <text:p>−59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CutlerEtal2004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3200">
            <text:p>13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700000000000003">
            <text:p>−68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EdwardsEtal199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_46.7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14600">
            <text:p>14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_50_A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7">
            <text:p>−103.7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_50_B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700">
            <text:p>23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90000000000001">
            <text:p>−103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_50_C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700">
            <text:p>23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8">
            <text:p>−103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_58.7_(A)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5100">
            <text:p>25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3">
            <text:p>−115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_58.7_(B)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5400">
            <text:p>25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_60.2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27300">
            <text:p>27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known coral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7">
            <text:p>−103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CutlerEtal2004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_64.3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28400">
            <text:p>284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7">
            <text:p>−108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_64.3_(C)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28600">
            <text:p>286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known coral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2">
            <text:p>−109.2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_64.3_(B)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28700">
            <text:p>28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known coral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2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2" gnm:cursor-row="1">
          <gnm:selection gnm:start-col="12" gnm:start-row="1" gnm:end-col="12" gnm:end-row="2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8:19:1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